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3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7.448cm" svg:height="4.29cm" svg:x="8.503cm" svg:y="0.386cm">
            <draw:object draw:notify-on-update-of-ranges="Arkusz1.D3:Arkusz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mpiling SpaceFM</text:p>
          </table:table-cell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Command</text:p>
          </table:table-cell>
          <table:covered-table-cell table:style-name="ce2"/>
          <table:table-cell table:style-name="ce2"/>
          <table:table-cell table:style-name="ce2" office:value-type="string" calcext:value-type="string">
            <text:p>Seconds</text:p>
          </table:table-cell>
          <table:table-cell table:style-name="ce2"/>
          <table:table-cell table:style-name="ce2"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1</text:p>
          </table:table-cell>
          <table:table-cell/>
          <table:table-cell table:formula="of:=1591500396-1591500233" office:value-type="float" office:value="163" calcext:value-type="float">
            <text:p>163</text:p>
          </table:table-cell>
          <table:table-cell/>
          <table:table-cell table:style-name="ce3" office:value-type="string" calcext:value-type="string">
            <text:p>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2</text:p>
          </table:table-cell>
          <table:table-cell/>
          <table:table-cell table:formula="of:=1591500479-1591500397" office:value-type="float" office:value="82" calcext:value-type="float">
            <text:p>82</text:p>
          </table:table-cell>
          <table:table-cell/>
          <table:table-cell table:formula="of:=([.D3]-[.D4])/[.D3]" office:value-type="percentage" office:value="0.496932515337423" calcext:value-type="percentage">
            <text:p>49,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3</text:p>
          </table:table-cell>
          <table:table-cell/>
          <table:table-cell table:formula="of:=1591500546-1591500480" office:value-type="float" office:value="66" calcext:value-type="float">
            <text:p>66</text:p>
          </table:table-cell>
          <table:table-cell/>
          <table:table-cell table:formula="of:=([.D4]-[.D5])/[.D4]" office:value-type="percentage" office:value="0.195121951219512" calcext:value-type="percentage">
            <text:p>19,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4</text:p>
          </table:table-cell>
          <table:table-cell/>
          <table:table-cell table:formula="of:=1591500602-1591500547" office:value-type="float" office:value="55" calcext:value-type="float">
            <text:p>55</text:p>
          </table:table-cell>
          <table:table-cell/>
          <table:table-cell table:formula="of:=([.D5]-[.D6])/[.D5]" office:value-type="percentage" office:value="0.166666666666667" calcext:value-type="percentage">
            <text:p>16,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5</text:p>
          </table:table-cell>
          <table:table-cell/>
          <table:table-cell table:formula="of:=1591500659-1591500603" office:value-type="float" office:value="56" calcext:value-type="float">
            <text:p>56</text:p>
          </table:table-cell>
          <table:table-cell/>
          <table:table-cell table:formula="of:=([.D6]-[.D7])/[.D6]" office:value-type="percentage" office:value="-0.0181818181818182" calcext:value-type="percentage">
            <text:p>-1,8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6</text:p>
          </table:table-cell>
          <table:table-cell/>
          <table:table-cell table:formula="of:=1591500716-1591500660" office:value-type="float" office:value="56" calcext:value-type="float">
            <text:p>56</text:p>
          </table:table-cell>
          <table:table-cell/>
          <table:table-cell table:formula="of:=([.D7]-[.D8])/[.D7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 office:value-type="string" calcext:value-type="string" table:number-columns-spanned="3" table:number-rows-spanned="1">
            <text:p>Difference = (<text:span text:style-name="T1"> jx – j(x+1) </text:span>) / jx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Nimbus Sans'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21:44:33.17716128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05:33:10.319934440</meta:creation-date>
    <dc:date>2020-06-13T21:57:05.047908164</dc:date>
    <meta:editing-duration>PT16M27S</meta:editing-duration>
    <meta:editing-cycles>7</meta:editing-cycles>
    <meta:generator>LibreOffice/6.3.6.2$Linux_X86_64 LibreOffice_project/30$Build-2</meta:generator>
    <meta:document-statistic meta:table-count="1" meta:cell-count="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449cm" svg:height="4.291cm" xlink:href=".." xlink:type="simple" chart:class="chart:line" chart:style-name="ch1">
        <chart:plot-area chart:style-name="ch2" table:cell-range-address="Arkusz1.D3:Arkusz1.D8" svg:x="0.724cm" svg:y="0.538cm" svg:width="5.267cm" svg:height="3.379cm">
          <chartooo:coordinate-region svg:x="1.531cm" svg:y="0.737cm" svg:width="4.366cm" svg:height="2.5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D3:Arkusz1.D8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">
                <text:p>163</text:p>
                <draw:g>
                  <svg:desc>Arkusz1.D3:Arkusz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